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6 – Validering </text:h>
      <text:h text:style-name="Heading_20_2" text:outline-level="2">Beskrivning</text:h>
      <text:p text:style-name="Text_20_body">Validera alla sidor enligt W3C's valideringskrav.</text:p>
      <text:h text:style-name="Heading_20_2" text:outline-level="2">Datum och kommentarer</text:h>
      <text:p text:style-name="Text_20_body"><text:line-break/></text:p>
      <text:h text:style-name="Heading_20_2" text:outline-level="2">Statu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2T21:22:20</dc:date>
    <meta:editing-duration>PT41M43S</meta:editing-duration>
    <meta:editing-cycles>11</meta:editing-cycles>
    <meta:generator>OpenOffice/4.1.0$Unix OpenOffice.org_project/410m18$Build-9764</meta:generator>
    <meta:document-statistic meta:table-count="0" meta:image-count="0" meta:object-count="0" meta:page-count="1" meta:paragraph-count="6" meta:word-count="14" meta:character-count="111"/>
  </office:meta>
</office:document-meta>
</file>